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fo:font-size="14pt" style:font-size-asian="14pt" style:font-size-complex="14pt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9" style:family="paragraph" style:parent-style-name="Text_20_body" style:list-style-name="L4">
      <style:text-properties fo:font-size="14pt" style:font-size-asian="14pt" style:font-size-complex="14pt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11" style:family="paragraph" style:parent-style-name="Text_20_body" style:list-style-name="L8">
      <style:paragraph-properties fo:margin-top="0cm" fo:margin-bottom="0cm" style:contextual-spacing="false"/>
      <style:text-properties fo:font-size="14pt" style:font-size-asian="14pt" style:font-size-complex="14pt"/>
    </style:style>
    <style:style style:name="P12" style:family="paragraph" style:parent-style-name="Text_20_body" style:list-style-name="L8">
      <style:text-properties fo:font-size="14pt" style:font-size-asian="14pt" style:font-size-complex="14pt"/>
    </style:style>
    <style:style style:name="P13" style:family="paragraph" style:parent-style-name="Text_20_body" style:list-style-name="L10">
      <style:paragraph-properties fo:margin-top="0cm" fo:margin-bottom="0cm" style:contextual-spacing="false"/>
      <style:text-properties fo:font-size="14pt" style:font-size-asian="14pt" style:font-size-complex="14pt"/>
    </style:style>
    <style:style style:name="P14" style:family="paragraph" style:parent-style-name="Text_20_body" style:list-style-name="L11">
      <style:paragraph-properties fo:margin-top="0cm" fo:margin-bottom="0cm" style:contextual-spacing="false"/>
      <style:text-properties fo:font-size="14pt" style:font-size-asian="14pt" style:font-size-complex="14pt"/>
    </style:style>
    <style:style style:name="P15" style:family="paragraph" style:parent-style-name="Text_20_body" style:list-style-name="L11">
      <style:text-properties fo:font-size="14pt" officeooo:rsid="001c6e88" officeooo:paragraph-rsid="001c6e88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6e88" style:font-size-asian="14pt" style:font-size-complex="14pt"/>
    </style:style>
    <style:style style:name="T4" style:family="text">
      <style:text-properties fo:font-size="14pt" officeooo:rsid="001dceed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lano de Testes: Sistema de E-commerce</text:span></text:span></text:h>
      <text:p text:style-name="Text_20_body"><text:span text:style-name="Strong_20_Emphasis"><text:span text:style-name="T2">1. Introdução</text:span></text:span></text:p>
      <text:list text:style-name="L1">
        <text:list-item>
          <text:p text:style-name="P3"><text:span text:style-name="Strong_20_Emphasis"><text:span text:style-name="T2">Objetivo:</text:span></text:span><text:span text:style-name="T2"> Descrever o planejamento e execução dos testes end-to-end do sistema de e-commerce </text:span><text:span text:style-name="T3">da página: http://www.automationpractice.pl/index.php</text:span><text:span text:style-name="T2">. </text:span></text:p>
        </text:list-item>
        <text:list-item>
          <text:p text:style-name="P3"><text:span text:style-name="Strong_20_Emphasis"><text:span text:style-name="T2">Escopo:</text:span></text:span><text:span text:style-name="T2"> Cobertura completa das funcionalidades de cadastro, login, gerenciamento de endereços e contato. </text:span></text:p>
        </text:list-item>
        <text:list-item>
          <text:p text:style-name="P3"><text:span text:style-name="Strong_20_Emphasis"><text:span text:style-name="T2">Data de início:</text:span></text:span><text:span text:style-name="T2"> <text:s/></text:span><text:span text:style-name="T3">15/10/2024</text:span></text:p>
        </text:list-item>
        <text:list-item>
          <text:p text:style-name="P2"><text:span text:style-name="Strong_20_Emphasis"><text:span text:style-name="T2">Data de término:</text:span></text:span><text:span text:style-name="T2"> </text:span><text:span text:style-name="T3">25/10/2024</text:span></text:p>
        </text:list-item>
      </text:list>
      <text:p text:style-name="Text_20_body"><text:span text:style-name="Strong_20_Emphasis"><text:span text:style-name="T2">2. Contexto do Sistema</text:span></text:span></text:p>
      <text:list text:style-name="L2">
        <text:list-item>
          <text:p text:style-name="P5"><text:span text:style-name="Strong_20_Emphasis"><text:span text:style-name="T2">Descrição:</text:span></text:span><text:span text:style-name="T2"> </text:span><text:span text:style-name="T3">Sistema simples simulando uma página de e-commerce para fins de estudos de testes manuais e automatizados.</text:span><text:span text:style-name="T2"> </text:span></text:p>
        </text:list-item>
        <text:list-item>
          <text:p text:style-name="P5"><text:span text:style-name="Strong_20_Emphasis"><text:span text:style-name="T2">Tecnologias:</text:span></text:span><text:span text:style-name="T2"> Javascript, VueJS, Laravel, React Native, Node.js. </text:span></text:p>
        </text:list-item>
        <text:list-item>
          <text:p text:style-name="P4"><text:span text:style-name="Strong_20_Emphasis"><text:span text:style-name="T2">Ambiente:</text:span></text:span><text:span text:style-name="T2"> </text:span><text:span text:style-name="T3">Ambiente de desenv</text:span><text:span text:style-name="T4">o</text:span><text:span text:style-name="T3">lvimento.</text:span><text:span text:style-name="T2"> </text:span></text:p>
        </text:list-item>
      </text:list>
      <text:p text:style-name="Text_20_body"><text:span text:style-name="Strong_20_Emphasis"><text:span text:style-name="T2">3. Objetivos dos Testes</text:span></text:span></text:p>
      <text:list text:style-name="L3">
        <text:list-item>
          <text:p text:style-name="P6"><text:span text:style-name="Strong_20_Emphasis"><text:span text:style-name="T2">Verificar:</text:span></text:span><text:span text:style-name="T2"> </text:span></text:p>
          <text:list>
            <text:list-item>
              <text:p text:style-name="P7">A funcionalidade de cada módulo (cadastro, login, etc.). </text:p>
            </text:list-item>
            <text:list-item>
              <text:p text:style-name="P7">A integração entre os módulos. </text:p>
            </text:list-item>
            <text:list-item>
              <text:p text:style-name="P7">A usabilidade do sistema. </text:p>
            </text:list-item>
            <text:list-item>
              <text:p text:style-name="P7">A performance do sistema. </text:p>
            </text:list-item>
          </text:list>
        </text:list-item>
      </text:list>
      <text:p text:style-name="Text_20_body"><text:span text:style-name="Strong_20_Emphasis"><text:span text:style-name="T2">4. Itens a Serem Testados</text:span></text:span></text:p>
      <text:list text:style-name="L4">
        <text:list-item>
          <text:p text:style-name="P16"><text:span text:style-name="Strong_20_Emphasis"><text:span text:style-name="T2">Funcionalidades:</text:span></text:span><text:span text:style-name="T2"> </text:span></text:p>
          <text:list>
            <text:list-item>
              <text:p text:style-name="P8">Cadastro de usuário </text:p>
            </text:list-item>
            <text:list-item>
              <text:p text:style-name="P8">Login de usuário </text:p>
            </text:list-item>
            <text:list-item>
              <text:p text:style-name="P8">Gerenciamento de endereços </text:p>
            </text:list-item>
            <text:list-item>
              <text:p text:style-name="P8">Contato </text:p>
            </text:list-item>
          </text:list>
        </text:list-item>
        <text:list-item>
          <text:p text:style-name="P16"><text:span text:style-name="Strong_20_Emphasis"><text:span text:style-name="T2">Cenários de Teste:</text:span></text:span><text:span text:style-name="T2"> </text:span></text:p>
          <text:list>
            <text:list-item>
              <text:p text:style-name="P8">Lista detalhada dos cenários de teste, incluindo dados de entrada e resultados esperados. </text:p>
            </text:list-item>
            <text:list-item>
              <text:p text:style-name="P9">Exemplo: Cadastrar um usuário com todos os campos obrigatórios preenchidos corretamente. </text:p>
            </text:list-item>
          </text:list>
        </text:list-item>
      </text:list>
      <text:p text:style-name="Text_20_body"><text:span text:style-name="Strong_20_Emphasis"><text:span text:style-name="T2">5. Critérios de Aceitação</text:span></text:span></text:p>
      <text:list text:style-name="L5">
        <text:list-item>
          <text:p text:style-name="P18"><text:span text:style-name="Strong_20_Emphasis"><text:span text:style-name="T2">Passou:</text:span></text:span><text:span text:style-name="T2"> O sistema funcionou conforme o esperado. </text:span></text:p>
        </text:list-item>
        <text:list-item>
          <text:p text:style-name="P18"><text:span text:style-name="Strong_20_Emphasis"><text:span text:style-name="T2">Falhou:</text:span></text:span><text:span text:style-name="T2"> O sistema não funcionou conforme o esperado. </text:span></text:p>
        </text:list-item>
        <text:list-item>
          <text:p text:style-name="P17"><text:span text:style-name="Strong_20_Emphasis"><text:span text:style-name="T2">Bloqueado:</text:span></text:span><text:span text:style-name="T2"> O teste não pode ser executado devido a um bloqueio externo. </text:span></text:p>
        </text:list-item>
      </text:list>
      <text:p text:style-name="Text_20_body"><text:soft-page-break/><text:span text:style-name="Strong_20_Emphasis"><text:span text:style-name="T2">6. Abordagem de Teste</text:span></text:span></text:p>
      <text:list text:style-name="L6">
        <text:list-item>
          <text:p text:style-name="P20"><text:span text:style-name="Strong_20_Emphasis"><text:span text:style-name="T2">Tipos de testes:</text:span></text:span><text:span text:style-name="T2"> </text:span></text:p>
          <text:list>
            <text:list-item>
              <text:p text:style-name="P10">Funcionais </text:p>
            </text:list-item>
            <text:list-item>
              <text:p text:style-name="P10">Integração </text:p>
            </text:list-item>
            <text:list-item>
              <text:p text:style-name="P10">End-to-end </text:p>
            </text:list-item>
            <text:list-item>
              <text:p text:style-name="P10">Usabilidade </text:p>
            </text:list-item>
            <text:list-item>
              <text:p text:style-name="P10">Performance </text:p>
            </text:list-item>
          </text:list>
        </text:list-item>
        <text:list-item>
          <text:p text:style-name="P20"><text:span text:style-name="Strong_20_Emphasis"><text:span text:style-name="T2">Nível de teste:</text:span></text:span><text:span text:style-name="T2"> </text:span></text:p>
          <text:list>
            <text:list-item>
              <text:p text:style-name="P10">Unidade </text:p>
            </text:list-item>
            <text:list-item>
              <text:p text:style-name="P10">Integração </text:p>
            </text:list-item>
            <text:list-item>
              <text:p text:style-name="P10">Sistema </text:p>
            </text:list-item>
          </text:list>
        </text:list-item>
        <text:list-item>
          <text:p text:style-name="P19"><text:span text:style-name="Strong_20_Emphasis"><text:span text:style-name="T2">Ferramentas:</text:span></text:span><text:span text:style-name="T2"> Cypress, Kanban (Trello/Jira) </text:span></text:p>
        </text:list-item>
      </text:list>
      <text:p text:style-name="Text_20_body"><text:span text:style-name="Strong_20_Emphasis"><text:span text:style-name="T2">7. Ambiente de Teste</text:span></text:span></text:p>
      <text:list text:style-name="L7">
        <text:list-item>
          <text:p text:style-name="P22"><text:span text:style-name="Strong_20_Emphasis"><text:span text:style-name="T2">Hardware:</text:span></text:span><text:span text:style-name="T2"> </text:span><text:span text:style-name="T3">Processador<text:tab/>Intel(R) Core(TM) i7-4770 CPU @ 3.40GHz, 3401 Mhz, 4 Núcleo(s), 8 Processador(es) Lógico(s)</text:span></text:p>
        </text:list-item>
        <text:list-item>
          <text:p text:style-name="P22"><text:span text:style-name="Strong_20_Emphasis"><text:span text:style-name="T2">Software:</text:span></text:span><text:span text:style-name="T2"> Sistema Operacional: Microsoft Windows 10 Home Single </text:span></text:p>
        </text:list-item>
        <text:list-item>
          <text:p text:style-name="P21"><text:span text:style-name="Strong_20_Emphasis"><text:span text:style-name="T2">Dados:</text:span></text:span><text:span text:style-name="T2"> </text:span><text:span text:style-name="T3">xxx</text:span></text:p>
        </text:list-item>
      </text:list>
      <text:p text:style-name="Text_20_body"><text:span text:style-name="Strong_20_Emphasis"><text:span text:style-name="T2">8. Riscos e Mitigações</text:span></text:span></text:p>
      <text:list text:style-name="L8">
        <text:list-item>
          <text:p text:style-name="P23"><text:span text:style-name="Strong_20_Emphasis"><text:span text:style-name="T2">Riscos:</text:span></text:span><text:span text:style-name="T2"> </text:span></text:p>
          <text:list>
            <text:list-item>
              <text:p text:style-name="P11">Instabilidade do ambiente de teste </text:p>
            </text:list-item>
            <text:list-item>
              <text:p text:style-name="P11">Bugs críticos </text:p>
            </text:list-item>
            <text:list-item>
              <text:p text:style-name="P11">Mudanças nos requisitos </text:p>
            </text:list-item>
          </text:list>
        </text:list-item>
        <text:list-item>
          <text:p text:style-name="P23"><text:span text:style-name="Strong_20_Emphasis"><text:span text:style-name="T2">Mitigações:</text:span></text:span><text:span text:style-name="T2"> </text:span></text:p>
          <text:list>
            <text:list-item>
              <text:p text:style-name="P12">Plano de contingência para cada risco </text:p>
            </text:list-item>
          </text:list>
        </text:list-item>
      </text:list>
      <text:p text:style-name="Text_20_body"><text:span text:style-name="Strong_20_Emphasis"><text:span text:style-name="T2">9. Responsabilidades</text:span></text:span></text:p>
      <text:list text:style-name="L9">
        <text:list-item>
          <text:p text:style-name="P25"><text:span text:style-name="Strong_20_Emphasis"><text:span text:style-name="T2">Equipe de testes:</text:span></text:span><text:span text:style-name="T2"> </text:span><text:span text:style-name="T3">André de Araujo Gonçalves</text:span></text:p>
        </text:list-item>
        <text:list-item>
          <text:p text:style-name="P24"><text:span text:style-name="Strong_20_Emphasis"><text:span text:style-name="T2">Desenvolvedores:</text:span></text:span><text:span text:style-name="T2"> </text:span><text:span text:style-name="T3">x, y, z</text:span></text:p>
        </text:list-item>
      </text:list>
      <text:p text:style-name="Text_20_body"><text:span text:style-name="Strong_20_Emphasis"><text:span text:style-name="T2">10. Cronograma</text:span></text:span></text:p>
      <text:list text:style-name="L10">
        <text:list-item>
          <text:p text:style-name="P27"><text:span text:style-name="Strong_20_Emphasis"><text:span text:style-name="T2">Atividades:</text:span></text:span><text:span text:style-name="T2"> </text:span></text:p>
          <text:list>
            <text:list-item>
              <text:p text:style-name="P13">Criação dos casos de teste </text:p>
            </text:list-item>
            <text:list-item>
              <text:p text:style-name="P13">Execução dos testes </text:p>
            </text:list-item>
            <text:list-item>
              <text:p text:style-name="P13">Análise dos resultados </text:p>
            </text:list-item>
            <text:list-item>
              <text:p text:style-name="P13">Geração de relatórios </text:p>
            </text:list-item>
          </text:list>
        </text:list-item>
        <text:list-item>
          <text:p text:style-name="P26"><text:span text:style-name="Strong_20_Emphasis"><text:span text:style-name="T2">Prazo:</text:span></text:span><text:span text:style-name="T2"> </text:span><text:span text:style-name="T3">00/00/0000</text:span></text:p>
        </text:list-item>
      </text:list>
      <text:p text:style-name="Text_20_body"><text:span text:style-name="Strong_20_Emphasis"><text:span text:style-name="T2">11. Relatórios</text:span></text:span></text:p>
      <text:list text:style-name="L11">
        <text:list-item>
          <text:p text:style-name="P28"><text:soft-page-break/><text:span text:style-name="Strong_20_Emphasis"><text:span text:style-name="T2">Formato:</text:span></text:span><text:span text:style-name="T2"> <text:s/></text:span><text:span text:style-name="T3">os relatórios de testes estão em formato .</text:span><text:span text:style-name="T4">txt</text:span></text:p>
        </text:list-item>
        <text:list-item>
          <text:p text:style-name="P28"><text:span text:style-name="Strong_20_Emphasis"><text:span text:style-name="T2">Conteúdo:</text:span></text:span><text:span text:style-name="T2"> </text:span></text:p>
          <text:list>
            <text:list-item>
              <text:p text:style-name="P14">Resumo dos testes executados </text:p>
            </text:list-item>
            <text:list-item>
              <text:p text:style-name="P14">Bugs encontrados </text:p>
            </text:list-item>
            <text:list-item>
              <text:p text:style-name="P14">Metricas de cobertura </text:p>
            </text:list-item>
            <text:list-item>
              <text:p text:style-name="P15">planilhas com informações dos testes</text:p>
            </text:list-item>
          </text:list>
        </text:list-item>
      </text:list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1:22:27.797000000</meta:creation-date>
    <dc:date>2024-10-29T22:06:21.214000000</dc:date>
    <meta:editing-duration>PT18M1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69" meta:word-count="365" meta:character-count="2289" meta:non-whitespace-character-count="2000"/>
  </office:meta>
</office:document-meta>
</file>